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family="paragraph">
      <style:text-properties fo:language="en" fo:country="GB"/>
    </style:style>
    <style:style style:name="P4" style:parent-style-name="Paragraphedeliste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Paragraphedeliste" style:list-style-name="LFO1" style:family="paragraph"/>
    <style:style style:name="P7" style:parent-style-name="Paragraphedeliste" style:family="paragraph">
      <style:text-properties fo:language="en" fo:country="GB"/>
    </style:style>
    <style:style style:name="P8" style:parent-style-name="Paragraphedeliste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Paragraphedeliste" style:list-style-name="LFO1" style:family="paragraph"/>
    <style:style style:name="P11" style:parent-style-name="Paragraphedeliste" style:family="paragraph">
      <style:text-properties fo:language="en" fo:country="GB"/>
    </style:style>
    <style:style style:name="P12" style:parent-style-name="Paragraphedeliste" style:family="paragraph">
      <style:text-properties fo:language="en" fo:country="GB"/>
    </style:style>
    <style:style style:name="P13" style:parent-style-name="Paragraphedeliste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Paragraphedeliste" style:list-style-name="LFO1" style:family="paragraph"/>
    <style:style style:name="P16" style:parent-style-name="Paragraphedeliste" style:family="paragraph">
      <style:text-properties fo:language="en" fo:country="GB"/>
    </style:style>
    <style:style style:name="P17" style:parent-style-name="Paragraphedeliste" style:family="paragraph">
      <style:text-properties fo:language="en" fo:country="GB"/>
    </style:style>
    <style:style style:name="P18" style:parent-style-name="Paragraphedeliste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Paragraphedeliste" style:list-style-name="LFO1" style:family="paragraph"/>
    <style:style style:name="P21" style:parent-style-name="Paragraphedeliste" style:family="paragraph">
      <style:text-properties fo:language="en" fo:country="GB"/>
    </style:style>
    <style:style style:name="P22" style:parent-style-name="Paragraphedeliste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Paragraphedeliste" style:list-style-name="LFO1" style:family="paragraph"/>
    <style:style style:name="P25" style:parent-style-name="Paragraphedeliste" style:family="paragraph">
      <style:text-properties fo:language="en" fo:country="GB"/>
    </style:style>
    <style:style style:name="P26" style:parent-style-name="Paragraphedeliste" style:family="paragraph">
      <style:text-properties fo:language="en" fo:country="GB"/>
    </style:style>
    <style:style style:name="P27" style:parent-style-name="Paragraphedeliste" style:family="paragraph">
      <style:text-properties fo:language="en" fo:country="GB"/>
    </style:style>
    <style:style style:name="P28" style:parent-style-name="Paragraphedeliste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Paragraphedeliste" style:list-style-name="LFO1" style:family="paragraph"/>
    <style:style style:name="P31" style:parent-style-name="Paragraphedeliste" style:family="paragraph">
      <style:text-properties fo:language="en" fo:country="GB"/>
    </style:style>
    <style:style style:name="P32" style:parent-style-name="Paragraphedeliste" style:family="paragraph">
      <style:text-properties fo:language="en" fo:country="GB"/>
    </style:style>
    <style:style style:name="P33" style:parent-style-name="Paragraphedeliste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Paragraphedeliste" style:list-style-name="LFO1" style:family="paragraph"/>
    <style:style style:name="P36" style:parent-style-name="Paragraphedeliste" style:family="paragraph">
      <style:text-properties fo:language="en" fo:country="GB"/>
    </style:style>
    <style:style style:name="P37" style:parent-style-name="Paragraphedeliste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Paragraphedeliste" style:list-style-name="LFO1" style:family="paragraph"/>
    <style:style style:name="P40" style:parent-style-name="Paragraphedeliste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Paragraphedeliste" style:list-style-name="LFO1" style:family="paragraph"/>
    <style:style style:name="T43" style:parent-style-name="Policepardéfaut" style:family="text">
      <style:text-properties fo:language="en" fo:country="GB"/>
    </style:style>
    <style:style style:name="P44" style:parent-style-name="Paragraphedeliste" style:family="paragraph">
      <style:text-properties fo:language="en" fo:country="GB"/>
    </style:style>
    <style:style style:name="P45" style:parent-style-name="Paragraphedeliste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Paragraphedeliste" style:list-style-name="LFO1" style:family="paragraph"/>
    <style:style style:name="P48" style:parent-style-name="Paragraphedeliste" style:family="paragraph">
      <style:text-properties fo:language="en" fo:country="GB"/>
    </style:style>
    <style:style style:name="P49" style:parent-style-name="Paragraphedeliste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Paragraphedeliste" style:list-style-name="LFO1" style:family="paragraph"/>
    <style:style style:name="P52" style:parent-style-name="Paragraphedeliste" style:family="paragraph">
      <style:text-properties fo:language="en" fo:country="GB"/>
    </style:style>
    <style:style style:name="P53" style:parent-style-name="Paragraphedeliste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Paragraphedeliste" style:list-style-name="LFO1" style:family="paragraph"/>
    <style:style style:name="P56" style:parent-style-name="Paragraphedeliste" style:family="paragraph">
      <style:text-properties fo:language="en" fo:country="GB"/>
    </style:style>
    <style:style style:name="P57" style:parent-style-name="Paragraphedeliste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Paragraphedeliste" style:list-style-name="LFO1" style:family="paragraph"/>
    <style:style style:name="P60" style:parent-style-name="Paragraphedeliste" style:family="paragraph">
      <style:text-properties fo:language="en" fo:country="GB"/>
    </style:style>
    <style:style style:name="P61" style:parent-style-name="Paragraphedeliste" style:family="paragraph">
      <style:text-properties fo:language="en" fo:country="GB"/>
    </style:style>
    <style:style style:name="P62" style:parent-style-name="Paragraphedeliste" style:list-style-name="LFO1" style:family="paragraph"/>
    <style:style style:name="P63" style:parent-style-name="Paragraphedeliste" style:family="paragraph">
      <style:text-properties fo:language="en" fo:country="GB"/>
    </style:style>
    <style:style style:name="P64" style:parent-style-name="Paragraphedeliste" style:family="paragraph">
      <style:text-properties fo:language="en" fo:country="GB"/>
    </style:style>
    <style:style style:name="P65" style:parent-style-name="Paragraphedeliste" style:family="paragraph">
      <style:text-properties fo:language="en" fo:country="GB"/>
    </style:style>
    <style:style style:name="P66" style:parent-style-name="Paragraphedeliste" style:family="paragraph">
      <style:text-properties fo:language="en" fo:country="GB"/>
    </style:style>
    <style:style style:name="P67" style:parent-style-name="Paragraphedeliste" style:family="paragraph">
      <style:text-properties fo:language="en" fo:country="GB"/>
    </style:style>
    <style:style style:name="P68" style:parent-style-name="Paragraphedeliste" style:family="paragraph">
      <style:text-properties fo:language="en" fo:country="GB"/>
    </style:style>
    <style:style style:name="P69" style:parent-style-name="Paragraphedeliste" style:family="paragraph">
      <style:text-properties fo:language="en" fo:country="GB"/>
    </style:style>
    <style:style style:name="P70" style:parent-style-name="Paragraphedeliste" style:family="paragraph">
      <style:text-properties fo:language="en" fo:country="GB"/>
    </style:style>
    <style:style style:name="P71" style:parent-style-name="Paragraphedeliste" style:list-style-name="LFO1" style:family="paragraph"/>
    <style:style style:name="P72" style:parent-style-name="Paragraphedeliste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Paragraphedeliste" style:list-style-name="LFO1" style:family="paragraph"/>
    <style:style style:name="P75" style:parent-style-name="Paragraphedeliste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P77" style:parent-style-name="Paragraphedeliste" style:list-style-name="LFO1" style:family="paragraph"/>
    <style:style style:name="P78" style:parent-style-name="Paragraphedeliste" style:family="paragraph">
      <style:text-properties fo:language="en" fo:country="GB"/>
    </style:style>
    <style:style style:name="P79" style:parent-style-name="Paragraphedeliste" style:family="paragraph">
      <style:text-properties fo:language="en" fo:country="GB"/>
    </style:style>
    <style:style style:name="P80" style:parent-style-name="Paragraphedeliste" style:family="paragraph">
      <style:text-properties fo:language="en" fo:country="GB"/>
    </style:style>
    <style:style style:name="P81" style:parent-style-name="Paragraphedeliste" style:family="paragraph">
      <style:text-properties fo:language="en" fo:country="GB"/>
    </style:style>
    <style:style style:name="P82" style:parent-style-name="Paragraphedeliste" style:family="paragraph">
      <style:text-properties fo:language="en" fo:country="GB"/>
    </style:style>
    <style:style style:name="P83" style:parent-style-name="Paragraphedeliste" style:family="paragraph">
      <style:text-properties fo:language="en" fo:country="GB"/>
    </style:style>
    <style:style style:name="P84" style:parent-style-name="Paragraphedeliste" style:family="paragraph">
      <style:text-properties fo:language="en" fo:country="GB"/>
    </style:style>
    <style:style style:name="P85" style:parent-style-name="Paragraphedeliste" style:family="paragraph">
      <style:text-properties fo:language="en" fo:country="GB"/>
    </style:style>
    <style:style style:name="P86" style:parent-style-name="Paragraphedeliste" style:family="paragraph">
      <style:text-properties fo:language="en" fo:country="GB"/>
    </style:style>
    <style:style style:name="P87" style:parent-style-name="Paragraphedeliste" style:list-style-name="LFO1" style:family="paragraph"/>
    <style:style style:name="P88" style:parent-style-name="Paragraphedeliste" style:family="paragraph">
      <style:text-properties fo:language="en" fo:country="GB"/>
    </style:style>
    <style:style style:name="P89" style:parent-style-name="Paragraphedeliste" style:family="paragraph">
      <style:text-properties fo:language="en" fo:country="GB"/>
    </style:style>
    <style:style style:name="P90" style:parent-style-name="Paragraphedeliste" style:family="paragraph">
      <style:text-properties fo:language="en" fo:country="GB"/>
    </style:style>
    <style:style style:name="P91" style:parent-style-name="Paragraphedeliste" style:family="paragraph">
      <style:text-properties fo:language="en" fo:country="GB"/>
    </style:style>
    <style:style style:name="P92" style:parent-style-name="Paragraphedeliste" style:family="paragraph">
      <style:text-properties fo:language="en" fo:country="GB"/>
    </style:style>
    <style:style style:name="P93" style:parent-style-name="Paragraphedeliste" style:family="paragraph">
      <style:text-properties fo:language="en" fo:country="GB"/>
    </style:style>
    <style:style style:name="P94" style:parent-style-name="Paragraphedeliste" style:family="paragraph">
      <style:text-properties fo:language="en" fo:country="GB"/>
    </style:style>
    <style:style style:name="P95" style:parent-style-name="Paragraphedeliste" style:family="paragraph">
      <style:text-properties fo:language="en" fo:country="GB"/>
    </style:style>
    <style:style style:name="P96" style:parent-style-name="Paragraphedeliste" style:list-style-name="LFO1" style:family="paragraph"/>
    <style:style style:name="P97" style:parent-style-name="Paragraphedeliste" style:family="paragraph">
      <style:text-properties fo:language="en" fo:country="GB"/>
    </style:style>
    <style:style style:name="P98" style:parent-style-name="Paragraphedeliste" style:family="paragraph">
      <style:text-properties fo:language="en" fo:country="GB"/>
    </style:style>
    <style:style style:name="P99" style:parent-style-name="Paragraphedeliste" style:family="paragraph">
      <style:text-properties fo:language="en" fo:country="GB"/>
    </style:style>
    <style:style style:name="P100" style:parent-style-name="Paragraphedeliste" style:family="paragraph">
      <style:text-properties fo:language="en" fo:country="GB"/>
    </style:style>
    <style:style style:name="P101" style:parent-style-name="Paragraphedeliste" style:family="paragraph">
      <style:text-properties fo:language="en" fo:country="GB"/>
    </style:style>
    <style:style style:name="P102" style:parent-style-name="Paragraphedeliste" style:family="paragraph">
      <style:text-properties fo:language="en" fo:country="GB"/>
    </style:style>
    <style:style style:name="P103" style:parent-style-name="Paragraphedeliste" style:family="paragraph">
      <style:text-properties fo:language="en" fo:country="GB"/>
    </style:style>
    <style:style style:name="P104" style:parent-style-name="Paragraphedeliste" style:list-style-name="LFO1" style:family="paragraph"/>
    <style:style style:name="P105" style:parent-style-name="Paragraphedeliste" style:family="paragraph">
      <style:text-properties fo:language="en" fo:country="GB"/>
    </style:style>
    <style:style style:name="P106" style:parent-style-name="Paragraphedeliste" style:family="paragraph">
      <style:text-properties fo:language="en" fo:country="GB"/>
    </style:style>
    <style:style style:name="P107" style:parent-style-name="Paragraphedeliste" style:family="paragraph">
      <style:text-properties fo:language="en" fo:country="GB"/>
    </style:style>
    <style:style style:name="T108" style:parent-style-name="Policepardéfaut" style:family="text">
      <style:text-properties fo:language="en" fo:country="GB"/>
    </style:style>
  </office:automatic-styles>
  <office:body>
    <office:text text:use-soft-page-breaks="true">
      <text:p text:style-name="P1">Commande SQL :</text:p>
      <text:list text:style-name="LFO1" text:continue-numbering="true">
        <text:list-item>
          <text:p text:style-name="P2">Exemple : Regrouper par type de patient et calculer la moyenne des honoraires des médecins</text:p>
        </text:list-item>
      </text:list>
      <text:p text:style-name="P3">SELECT Bill_patient_type, AVG(Bill_doctor_charge) as MoyenneHonorairesMedecin</text:p>
      <text:p text:style-name="Paragraphedeliste">FROM bill</text:p>
      <text:p text:style-name="P4">GROUP BY Bill_patient_type;</text:p>
      <text:p text:style-name="P5"/>
      <text:list text:style-name="LFO1" text:continue-numbering="true">
        <text:list-item>
          <text:p text:style-name="P6">Exemple : Afficher les médecins triés par salaire de manière décroissante</text:p>
        </text:list-item>
      </text:list>
      <text:p text:style-name="P7">SELECT * FROM doctor</text:p>
      <text:p text:style-name="P8">ORDER BY doc_salary_month DESC;</text:p>
      <text:p text:style-name="P9"/>
      <text:list text:style-name="LFO1" text:continue-numbering="true">
        <text:list-item>
          <text:p text:style-name="P10">Exemple : Joindre les tables patient et doctor pour obtenir les informations des patients avec leur médecin attitré</text:p>
        </text:list-item>
      </text:list>
      <text:p text:style-name="P11">SELECT patient.*, doctor.*</text:p>
      <text:p text:style-name="P12">FROM patient</text:p>
      <text:p text:style-name="P13">JOIN doctor ON patient.Pat_doctor = doctor.doc_fname;</text:p>
      <text:p text:style-name="P14"/>
      <text:list text:style-name="LFO1" text:continue-numbering="true">
        <text:list-item>
          <text:p text:style-name="P15">Exemple : Mettre à jour le salaire d'un chercheur spécifique</text:p>
        </text:list-item>
      </text:list>
      <text:p text:style-name="P16">UPDATE researcher</text:p>
      <text:p text:style-name="P17">SET Res_salary = 5500</text:p>
      <text:p text:style-name="P18">WHERE Res_no = '1011';</text:p>
      <text:p text:style-name="P19"/>
      <text:list text:style-name="LFO1" text:continue-numbering="true">
        <text:list-item>
          <text:p text:style-name="P20">Exemple : Supprimer un enregistrement spécifique de la table outpatient</text:p>
        </text:list-item>
      </text:list>
      <text:p text:style-name="P21">DELETE FROM outpatient</text:p>
      <text:p text:style-name="P22">WHERE OPat_no = '0001';</text:p>
      <text:p text:style-name="P23"/>
      <text:list text:style-name="LFO1" text:continue-numbering="true">
        <text:list-item>
          <text:p text:style-name="P24">Exemple : Filtrer les groupes en fonction du montant total de la facture en utilisant HAVING</text:p>
        </text:list-item>
      </text:list>
      <text:p text:style-name="P25">SELECT Bill_patient_num, SUM(Bill_amount) as MontantTotal</text:p>
      <text:p text:style-name="P26">FROM bill</text:p>
      <text:p text:style-name="P27">GROUP BY Bill_patient_num</text:p>
      <text:p text:style-name="P28">HAVING MontantTotal &gt; 2000;</text:p>
      <text:p text:style-name="P29"/>
      <text:soft-page-break/>
      <text:list text:style-name="LFO1" text:continue-numbering="true">
        <text:list-item>
          <text:p text:style-name="P30">Exemple : Combinaison des résultats de deux instructions SELECT en utilisant UNION</text:p>
        </text:list-item>
      </text:list>
      <text:p text:style-name="P31">SELECT doc_no, doc_fname FROM doctor</text:p>
      <text:p text:style-name="P32">UNION</text:p>
      <text:p text:style-name="P33">SELECT Nur_no, Nur_fname FROM nurse;</text:p>
      <text:p text:style-name="P34"/>
      <text:list text:style-name="LFO1" text:continue-numbering="true">
        <text:list-item>
          <text:p text:style-name="P35">Exemple : Ajouter une nouvelle colonne 'email' à la table patient</text:p>
        </text:list-item>
      </text:list>
      <text:p text:style-name="P36">ALTER TABLE patient</text:p>
      <text:p text:style-name="P37">ADD COLUMN email VARCHAR(100);</text:p>
      <text:p text:style-name="P38"/>
      <text:list text:style-name="LFO1" text:continue-numbering="true">
        <text:list-item>
          <text:p text:style-name="P39"><text:s/>Exemple : Supprimer la table 'lab'</text:p>
        </text:list-item>
      </text:list>
      <text:p text:style-name="P40">DROP TABLE IF EXISTS lab;</text:p>
      <text:p text:style-name="P41"/>
      <text:list text:style-name="LFO1" text:continue-numbering="true">
        <text:list-item>
          <text:p text:style-name="P42"><text:span text:style-name="T43"><text:s/></text:span>Exemple : Limiter le nombre de résultats dans une requête</text:p>
        </text:list-item>
      </text:list>
      <text:p text:style-name="P44">SELECT * FROM patient</text:p>
      <text:p text:style-name="P45">LIMIT 5;</text:p>
      <text:p text:style-name="P46"/>
      <text:list text:style-name="LFO1" text:continue-numbering="true">
        <text:list-item>
          <text:p text:style-name="P47"><text:s/>Exemple : Récupérer des valeurs distinctes de la colonne 'Pat_doctor' dans la table patient</text:p>
        </text:list-item>
      </text:list>
      <text:p text:style-name="P48">SELECT DISTINCT Pat_doctor</text:p>
      <text:p text:style-name="P49">FROM patient;</text:p>
      <text:p text:style-name="P50"/>
      <text:list text:style-name="LFO1" text:continue-numbering="true">
        <text:list-item>
          <text:p text:style-name="P51"><text:s/>Exemple : Rechercher des médecins dont le nom commence par 'A'</text:p>
        </text:list-item>
      </text:list>
      <text:p text:style-name="P52">SELECT * FROM doctor</text:p>
      <text:p text:style-name="P53">WHERE doc_fname LIKE 'A%';</text:p>
      <text:p text:style-name="P54"/>
      <text:list text:style-name="LFO1" text:continue-numbering="true">
        <text:list-item>
          <text:p text:style-name="P55"><text:s/>Exemple : Sélectionner des enregistrements où le service du médecin est dans une liste spécifique</text:p>
        </text:list-item>
      </text:list>
      <text:p text:style-name="P56">SELECT * FROM doctor</text:p>
      <text:p text:style-name="P57">WHERE doc_dept IN ('Cardiology', 'Haematology');</text:p>
      <text:p text:style-name="P58"/>
      <text:list text:style-name="LFO1" text:continue-numbering="true">
        <text:list-item>
          <text:p text:style-name="P59"><text:s/>Exemple : Récupérer les factures avec des montants entre 1000 et 3000</text:p>
        </text:list-item>
      </text:list>
      <text:p text:style-name="P60">SELECT * FROM bill</text:p>
      <text:p text:style-name="P61">WHERE Bill_amount BETWEEN 1000 AND 3000;</text:p>
      <text:soft-page-break/>
      <text:list text:style-name="LFO1" text:continue-numbering="true">
        <text:list-item>
          <text:p text:style-name="P62"><text:s/>Exemple : Créer une colonne calculée en fonction d'une condition en utilisant CASE</text:p>
        </text:list-item>
      </text:list>
      <text:p text:style-name="P63">SELECT Bill_amount,</text:p>
      <text:p text:style-name="P64"><text:s text:c="7"/>CASE</text:p>
      <text:p text:style-name="P65"><text:s text:c="11"/>WHEN Bill_amount &gt; 2000 THEN 'Élevé'</text:p>
      <text:p text:style-name="P66"><text:s text:c="11"/>WHEN Bill_amount &gt; 1000 THEN 'Moyen'</text:p>
      <text:p text:style-name="P67"><text:s text:c="11"/>ELSE 'Faible'</text:p>
      <text:p text:style-name="P68"><text:s text:c="7"/>END AS CategorieMontant</text:p>
      <text:p text:style-name="P69">FROM bill;</text:p>
      <text:p text:style-name="P70"/>
      <text:list text:style-name="LFO1" text:continue-numbering="true">
        <text:list-item>
          <text:p text:style-name="P71"><text:s/>Exemple : Supprimer tous les enregistrements de la table 'outpatient'</text:p>
        </text:list-item>
      </text:list>
      <text:p text:style-name="P72">TRUNCATE TABLE outpatient;</text:p>
      <text:p text:style-name="P73"/>
      <text:list text:style-name="LFO1" text:continue-numbering="true">
        <text:list-item>
          <text:p text:style-name="P74"><text:s/>Exemple : Expliquer le plan d'exécution d'une requête SELECT</text:p>
        </text:list-item>
      </text:list>
      <text:p text:style-name="P75">EXPLAIN SELECT * FROM doctor WHERE doc_salary_month &gt; 4000;</text:p>
      <text:p text:style-name="P76"/>
      <text:list text:style-name="LFO1" text:continue-numbering="true">
        <text:list-item>
          <text:p text:style-name="P77"><text:s/>Exemple : Démarrer une transaction, mettre à jour les données et valider la transaction</text:p>
        </text:list-item>
      </text:list>
      <text:p text:style-name="P78">START TRANSACTION;</text:p>
      <text:p text:style-name="P79"/>
      <text:p text:style-name="P80">UPDATE doctor</text:p>
      <text:p text:style-name="P81">SET doc_salary_month = doc_salary_month + 500</text:p>
      <text:p text:style-name="P82">WHERE doc_dept = 'Cardiology';</text:p>
      <text:p text:style-name="P83">COMMIT;</text:p>
      <text:p text:style-name="P84"/>
      <text:p text:style-name="P85">Commande plus complexe:</text:p>
      <text:p text:style-name="P86"/>
      <text:list text:style-name="LFO1" text:continue-numbering="true">
        <text:list-item>
          <text:p text:style-name="P87"><text:s/>Exemple<text:s/>avec GROUP BY, JOIN,HAVING<text:s/>: Afficher le nombre de patients par médecin, uniquement pour les médecins dont le salaire mensuel est supérieur à 3000</text:p>
        </text:list-item>
      </text:list>
      <text:p text:style-name="P88">SELECT doctor.doc_fname AS NomMedecin, COUNT(patient.Pat_no) AS NombrePatients</text:p>
      <text:p text:style-name="P89">FROM doctor</text:p>
      <text:p text:style-name="P90">JOIN patient ON doctor.doc_fname = patient.Pat_doctor</text:p>
      <text:p text:style-name="P91">GROUP BY NomMedecin</text:p>
      <text:p text:style-name="P92">HAVING doctor.doc_salary_month &gt; 3000;</text:p>
      <text:p text:style-name="P93"/>
      <text:p text:style-name="P94"/>
      <text:p text:style-name="P95"/>
      <text:soft-page-break/>
      <text:list text:style-name="LFO1" text:continue-numbering="true">
        <text:list-item>
          <text:p text:style-name="P96"><text:s/>Exemple<text:s/>avec UPDATE et CASE: Mettre à jour le statut des chercheurs en fonction de leur salaire</text:p>
        </text:list-item>
      </text:list>
      <text:p text:style-name="P97">UPDATE researcher</text:p>
      <text:p text:style-name="P98">SET Res_status = CASE</text:p>
      <text:p text:style-name="P99"><text:s text:c="20"/>WHEN Res_salary &gt; 5000 THEN 'Senior'</text:p>
      <text:p text:style-name="P100"><text:s text:c="20"/>WHEN Res_salary &gt; 4000 THEN 'Intermediate'</text:p>
      <text:p text:style-name="P101"><text:s text:c="20"/>ELSE 'Junior'</text:p>
      <text:p text:style-name="P102"><text:s text:c="17"/>END;</text:p>
      <text:p text:style-name="P103"/>
      <text:list text:style-name="LFO1" text:continue-numbering="true">
        <text:list-item>
          <text:p text:style-name="P104"><text:s/>Exemple<text:s/>UNION et ORDER BY<text:s/>: Afficher les noms des patients et des chercheurs dans une seule colonne, triés par ordre alphabétique</text:p>
        </text:list-item>
      </text:list>
      <text:p text:style-name="P105">SELECT Pat_lname AS Nom FROM patient</text:p>
      <text:p text:style-name="P106">UNION</text:p>
      <text:p text:style-name="P107">SELECT Res_lname AS Nom FROM researcher</text:p>
      <text:p text:style-name="Paragraphedeliste"><text:span text:style-name="T108">ORDER BY Nom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bault masse</meta:initial-creator>
    <dc:creator>thibault masse</dc:creator>
    <meta:creation-date>2024-02-27T12:02:00Z</meta:creation-date>
    <dc:date>2024-02-27T12:13:00Z</dc:date>
    <meta:template xlink:href="Normal" xlink:type="simple"/>
    <meta:editing-cycles>1</meta:editing-cycles>
    <meta:editing-duration>PT660S</meta:editing-duration>
    <meta:document-statistic meta:page-count="4" meta:paragraph-count="7" meta:word-count="561" meta:character-count="3642" meta:row-count="25" meta:non-whitespace-character-count="3088"/>
  </office:meta>
</office:document-meta>
</file>